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3cm"/>
    </style:style>
    <style:style style:name="co2" style:family="table-column">
      <style:table-column-properties fo:break-before="auto" style:column-width="9.703cm"/>
    </style:style>
    <style:style style:name="co3" style:family="table-column">
      <style:table-column-properties fo:break-before="auto" style:column-width="10.1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2.883cm"/>
    </style:style>
    <style:style style:name="co6" style:family="table-column">
      <style:table-column-properties fo:break-before="auto" style:column-width="9.839cm"/>
    </style:style>
    <style:style style:name="co7" style:family="table-column">
      <style:table-column-properties fo:break-before="auto" style:column-width="14.115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22.475cm"/>
    </style:style>
    <style:style style:name="co10" style:family="table-column">
      <style:table-column-properties fo:break-before="auto" style:column-width="11.555cm"/>
    </style:style>
    <style:style style:name="co11" style:family="table-column">
      <style:table-column-properties fo:break-before="auto" style:column-width="14.332cm"/>
    </style:style>
    <style:style style:name="co12" style:family="table-column">
      <style:table-column-properties fo:break-before="auto" style:column-width="30.563cm"/>
    </style:style>
    <style:style style:name="co13" style:family="table-column">
      <style:table-column-properties fo:break-before="auto" style:column-width="15.748cm"/>
    </style:style>
    <style:style style:name="co14" style:family="table-column">
      <style:table-column-properties fo:break-before="auto" style:column-width="13.705cm"/>
    </style:style>
    <style:style style:name="co15" style:family="table-column">
      <style:table-column-properties fo:break-before="auto" style:column-width="19.424cm"/>
    </style:style>
    <style:style style:name="co16" style:family="table-column">
      <style:table-column-properties fo:break-before="auto" style:column-width="15.476cm"/>
    </style:style>
    <style:style style:name="co17" style:family="table-column">
      <style:table-column-properties fo:break-before="auto" style:column-width="16.348cm"/>
    </style:style>
    <style:style style:name="co18" style:family="table-column">
      <style:table-column-properties fo:break-before="auto" style:column-width="14.224cm"/>
    </style:style>
    <style:style style:name="co19" style:family="table-column">
      <style:table-column-properties fo:break-before="auto" style:column-width="5.209cm"/>
    </style:style>
    <style:style style:name="co20" style:family="table-column">
      <style:table-column-properties fo:break-before="auto" style:column-width="14.277cm"/>
    </style:style>
    <style:style style:name="co21" style:family="table-column">
      <style:table-column-properties fo:break-before="auto" style:column-width="23.809cm"/>
    </style:style>
    <style:style style:name="co22" style:family="table-column">
      <style:table-column-properties fo:break-before="auto" style:column-width="15.639cm"/>
    </style:style>
    <style:style style:name="co23" style:family="table-column">
      <style:table-column-properties fo:break-before="auto" style:column-width="27.049cm"/>
    </style:style>
    <style:style style:name="co24" style:family="table-column">
      <style:table-column-properties fo:break-before="auto" style:column-width="8.913cm"/>
    </style:style>
    <style:style style:name="co25" style:family="table-column">
      <style:table-column-properties fo:break-before="auto" style:column-width="16.947cm"/>
    </style:style>
    <style:style style:name="co26" style:family="table-column">
      <style:table-column-properties fo:break-before="auto" style:column-width="24.626cm"/>
    </style:style>
    <style:style style:name="co27" style:family="table-column">
      <style:table-column-properties fo:break-before="auto" style:column-width="10.301cm"/>
    </style:style>
    <style:style style:name="co28" style:family="table-column">
      <style:table-column-properties fo:break-before="auto" style:column-width="14.086cm"/>
    </style:style>
    <style:style style:name="co29" style:family="table-column">
      <style:table-column-properties fo:break-before="auto" style:column-width="25.497cm"/>
    </style:style>
    <style:style style:name="co30" style:family="table-column">
      <style:table-column-properties fo:break-before="auto" style:column-width="20.623cm"/>
    </style:style>
    <style:style style:name="co31" style:family="table-column">
      <style:table-column-properties fo:break-before="auto" style:column-width="26.233cm"/>
    </style:style>
    <style:style style:name="co32" style:family="table-column">
      <style:table-column-properties fo:break-before="auto" style:column-width="12.344cm"/>
    </style:style>
    <style:style style:name="co33" style:family="table-column">
      <style:table-column-properties fo:break-before="auto" style:column-width="15.5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2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dbb6" style:diagonal-bl-tr="none" style:diagonal-tl-br="none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dbb6" style:diagonal-bl-tr="none" style:diagonal-tl-br="none"/>
      <style:text-properties style:text-outline="false" style:text-line-through-style="none" style:text-line-through-type="none" style:font-name="Liberation Sans" fo:font-size="13pt" fo:language="es" fo:country="ES" fo:font-style="normal" fo:text-shadow="none" style:text-underline-style="none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name-complex="Lohit Devanagari" style:font-size-complex="13pt" style:language-complex="hi" style:country-complex="IN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dbb6"/>
      <style:text-properties fo:font-size="13pt" style:font-size-asian="13pt" style:font-size-complex="13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bb6" style:diagonal-bl-tr="none" style:diagonal-tl-br="none"/>
    </style:style>
    <style:style style:name="ce6" style:family="table-cell" style:parent-style-name="Default">
      <style:table-cell-properties fo:background-color="#ffdbb6"/>
    </style:style>
    <style:style style:name="ce8" style:family="table-cell" style:parent-style-name="Default">
      <style:text-properties fo:color="#2a6099" fo:font-weight="bold" style:font-weight-asian="bold" style:font-weight-complex="bold"/>
    </style:style>
    <style:style style:name="ce9" style:family="table-cell" style:parent-style-name="Default">
      <style:text-properties fo:color="#c9211e" fo:font-weight="bold" style:font-weight-asian="bold" style:font-weight-complex="bold"/>
    </style:style>
    <style:style style:name="ce10" style:family="table-cell" style:parent-style-name="Default">
      <style:text-properties fo:color="#00a933" fo:font-weight="bold" style:font-weight-asian="bold" style:font-weight-complex="bold"/>
    </style:style>
    <style:style style:name="ce22" style:family="table-cell" style:parent-style-name="Default">
      <style:text-properties fo:font-size="8pt" style:font-size-asian="8pt" style:font-size-complex="8pt"/>
    </style:style>
    <style:style style:name="ce1" style:family="table-cell" style:parent-style-name="Default">
      <style:table-cell-properties style:diagonal-bl-tr="none" style:diagonal-tl-br="none"/>
    </style:style>
    <style:style style:name="ce24" style:family="table-cell" style:parent-style-name="Default">
      <style:table-cell-properties fo:background-color="transparent"/>
    </style:style>
    <style:style style:name="ce19" style:family="table-cell" style:parent-style-name="Default">
      <style:text-properties style:text-underline-style="none"/>
    </style:style>
    <style:style style:name="ce20" style:family="table-cell" style:parent-style-name="Default" style:data-style-name="N3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fo:font-weight="bold" style:font-weight-asian="bold" style:font-weight-complex="bold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00a933" fo:font-weight="bold" style:font-weight-asian="bold" style:font-weight-complex="bold"/>
    </style:style>
    <style:style style:name="T5" style:family="text">
      <style:text-properties fo:color="#00a933"/>
    </style:style>
    <style:style style:name="T6" style:family="text">
      <style:text-properties fo:color="#2a6099"/>
    </style:style>
    <style:style style:name="T7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default-cell-style-name="ce22"/>
        <table:table-column table:style-name="co4" table:number-columns-repeated="1017" table:default-cell-style-name="Default"/>
        <table:table-row table:style-name="ro1">
          <table:table-cell table:style-name="ce2" office:value-type="string" calcext:value-type="string">
            <text:p>Tenemos en la columna DOCTOR la pregunta del doctor, en INFORMACIÓN EN EL HISTORIAL MÉDICO la información que tiene en su historial médico el paciente real y PACIENTE VIRTUAL la respuesta del Robot Furhat. </text:p>
          </table:table-cell>
          <table:table-cell table:style-name="ce4" table:number-columns-repeated="13"/>
          <table:table-cell table:style-name="ce1"/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La columna <text:span text:style-name="T1">INFORMACIÓN EN EL HISTORIAL MÉDICO</text:span> <text:span text:style-name="T1">solo</text:span> se debe utilizar para valorar la <text:span text:style-name="T1">exactitud</text:span> de la respuesta.</text:p>
          </table:table-cell>
          <table:table-cell table:style-name="ce4" table:number-columns-repeated="13"/>
          <table:table-cell table:style-name="ce1"/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Para evaluar las respuestas del paciente virtual, evaluaremos tres características de las respuestas:</text:p>
          </table:table-cell>
          <table:table-cell table:style-name="ce4" table:number-columns-repeated="13"/>
          <table:table-cell table:style-name="ce1"/>
          <table:table-cell table:style-name="ce3" table:number-columns-repeated="1009"/>
        </table:table-row>
        <table:table-row table:style-name="ro2">
          <table:table-cell table:style-name="ce7" office:value-type="string" calcext:value-type="string">
            <text:p><text:span text:style-name="T2">Fluidez</text:span>: Se analizará si la respuesta sigue las reglas gramaticales. Un ejemplo es que para hablar de él mismo utilice la 3ª persona.</text:p>
          </table:table-cell>
          <table:table-cell table:style-name="ce4" table:number-columns-repeated="13"/>
          <table:table-cell table:style-name="ce1"/>
          <table:table-cell table:number-columns-repeated="1009"/>
        </table:table-row>
        <table:table-row table:style-name="ro3">
          <table:table-cell table:style-name="ce7" office:value-type="string" calcext:value-type="string">
            <text:p><text:span text:style-name="T3">Exactitud</text:span>: Se analizará si la respuesta del paciente virtual da la misma información que la respuesta real. Comprobar con la columna INFORMACIÓN EN EL HISTORIAL MÉDICO. </text:p>
            <text:p>Si la respuesta es ‘Tengo diarrea’ y la respuesta real es ‘Solo tengo tos’</text:p>
          </table:table-cell>
          <table:table-cell table:style-name="ce4" table:number-columns-repeated="13"/>
          <table:table-cell table:style-name="ce1"/>
          <table:table-cell table:number-columns-repeated="1009"/>
        </table:table-row>
        <table:table-row table:style-name="ro2">
          <table:table-cell table:style-name="ce11" office:value-type="string" calcext:value-type="string">
            <text:p><text:span text:style-name="T4">Coherencia</text:span>: Se analiza si la respuesta del paciente virtual sea natural y se asemeja a la que puede dar un paciente común. Un ejemplo es que en vez de decir media hora diga 1800 segundos.</text:p>
          </table:table-cell>
          <table:table-cell table:style-name="ce6" table:number-columns-repeated="13"/>
          <table:table-cell table:number-columns-repeated="1010"/>
        </table:table-row>
        <table:table-row table:style-name="ro4">
          <table:table-cell table:style-name="ce11" office:value-type="string" calcext:value-type="string">
            <text:p>Se evaluará cada característica del 1 al 5, siendo (1 muy mal, 2 mal/regular, 3 bien con algunos problemas, 4 bastante bien con un leve problema, 5 perfecto) </text:p>
          </table:table-cell>
          <table:table-cell table:style-name="ce6" table:number-columns-repeated="13"/>
          <table:table-cell table:number-columns-repeated="1010"/>
        </table:table-row>
        <table:table-row table:style-name="ro4">
          <table:table-cell table:style-name="ce11" office:value-type="string" calcext:value-type="string">
            <text:p>Además, de evaluar hay una columna de comentarios para explicar la valoración. Intentad ser coherentes con las valoraciones y seguir un mismo criterio</text:p>
          </table:table-cell>
          <table:table-cell table:style-name="ce6" table:number-columns-repeated="13"/>
          <table:table-cell table:style-name="ce24" table:number-columns-repeated="1010"/>
        </table:table-row>
        <table:table-row table:style-name="ro5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¿Tienes tos?</text:p>
          </table:table-cell>
          <table:table-cell office:value-type="string" calcext:value-type="string">
            <text:p>Tos.</text:p>
          </table:table-cell>
          <table:table-cell office:value-type="string" calcext:value-type="string">
            <text:p>Tengo tos y fiebre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 más información en la respuesta de la que debería dar.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¿Tienes todas las vacunas puestas?</text:p>
          </table:table-cell>
          <table:table-cell office:value-type="string" calcext:value-type="string">
            <text:p>Tiene las vacunas al día</text:p>
          </table:table-cell>
          <table:table-cell office:value-type="string" calcext:value-type="string">
            <text:p>Sí, tengo todas las vacunas al día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¿Tienes fiebre o escalofríos?</text:p>
          </table:table-cell>
          <table:table-cell office:value-type="string" calcext:value-type="string">
            <text:p>No tengo fiebre o escalofríos</text:p>
          </table:table-cell>
          <table:table-cell office:value-type="string" calcext:value-type="string">
            <text:p>No tengo fiebre ni escalofrío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¿Tienes algún otro dolor en otra parte de tu cuerpo?</text:p>
          </table:table-cell>
          <table:table-cell office:value-type="string" calcext:value-type="string">
            <text:p>No siento dolor en otras partes del cuerpo</text:p>
          </table:table-cell>
          <table:table-cell office:value-type="string" calcext:value-type="string">
            <text:p>No hay dolor en otras partes del cuerpo <text:span text:style-name="T5">en mi historial médico</text:span>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 añadir en mi historial médico, no se comporta como un paciente rea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¿Sientes algún tipo de hormigueo?</text:p>
          </table:table-cell>
          <table:table-cell office:value-type="string" calcext:value-type="string">
            <text:p>Sin sarpullidos ni entumecimiento u hormigueo</text:p>
          </table:table-cell>
          <table:table-cell office:value-type="string" calcext:value-type="string">
            <text:p>No hay hormigueo en la rodilla izquierda ni en ninguna otra parte del cuerp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ñade en ninguna otra parte que puede ser real o no y no es necesaria.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¿Fumas?</text:p>
          </table:table-cell>
          <table:table-cell office:value-type="string" calcext:value-type="string">
            <text:p>No tiene antecedentes de tabaquismo</text:p>
          </table:table-cell>
          <table:table-cell office:value-type="string" calcext:value-type="string">
            <text:p>No fumo. <text:span text:style-name="T5">No está en mi historial médico.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ñade información no necesaria y que resta coherencia a su respuesta.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¿Fumas?</text:p>
          </table:table-cell>
          <table:table-cell office:value-type="string" calcext:value-type="string">
            <text:p>No tiene antecedentes de tabaquismo</text:p>
          </table:table-cell>
          <table:table-cell office:value-type="string" calcext:value-type="string">
            <text:p>No <text:span text:style-name="T6">fuma</text:span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stá respondiendo en 3ª persona.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¿Qué edad tienes?</text:p>
          </table:table-cell>
          <table:table-cell office:value-type="string" calcext:value-type="string">
            <text:p>26 años.</text:p>
          </table:table-cell>
          <table:table-cell office:value-type="string" calcext:value-type="string">
            <text:p>Tengo 26 año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¿Has experimentado este tipo de dolor antes?</text:p>
          </table:table-cell>
          <table:table-cell office:value-type="string" calcext:value-type="string">
            <text:p>Tengo antecedentes de un dolor similar</text:p>
          </table:table-cell>
          <table:table-cell office:value-type="string" calcext:value-type="string">
            <text:p>Sí, tuve un dolor similar <text:span text:style-name="T7">mientras practicaba remo en la universidad.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ñade información a la respuesta que puede que sea real o no.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¿Has tenido tos, falta de aliento o sibilancias?</text:p>
          </table:table-cell>
          <table:table-cell office:value-type="string" calcext:value-type="string">
            <text:p>Tampoco presento tos, falta de aliento o sibilancias</text:p>
          </table:table-cell>
          <table:table-cell office:value-type="string" calcext:value-type="string">
            <text:p>No he tenido falta de aliento ni sibilancia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ta la mención a la tos.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¿Has tenido hospitalizaciones o cirugías en el pasado?</text:p>
          </table:table-cell>
          <table:table-cell office:value-type="string" calcext:value-type="string">
            <text:p>No tengo antecedentes médicos o quirúrgicos significativos</text:p>
          </table:table-cell>
          <table:table-cell office:value-type="string" calcext:value-type="string">
            <text:p>No he tenido hospitalizaciones ni cirugías en el pasad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 penaliza el que utilice exactamente las mismas palabras que el médic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¿Has venido a la consulta alguna vez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Hace 2 meses vine por un problema cardia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1017"/>
        </table:table-row>
        <table:table-row table:style-name="ro5">
          <table:table-cell office:value-type="string" calcext:value-type="string">
            <text:p>¿Has venido a la consulta alguna vez?</text:p>
          </table:table-cell>
          <table:table-cell office:value-type="string" calcext:value-type="string">
            <text:p>Hace 2 meses vine por un problema cardiaco.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7"/>
        </table:table-row>
        <table:table-row table:style-name="ro5">
          <table:table-cell office:value-type="string" calcext:value-type="string">
            <text:p>Estoy de acuerdo contigo.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Si, tengo fiebre desde hace dos día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5">
          <table:table-cell office:value-type="string" calcext:value-type="string">
            <text:p>Vale, Ok.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¿En qué puedo ayudarte hoy con respecto a tu dolor?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1017"/>
        </table:table-row>
      </table:table>
      <table:table table:name="Prueba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row table:style-name="ro5">
          <table:table-cell office:value-type="string" calcext:value-type="string">
            <text:p>Conversación 5 Conjunto Test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</table:table-row>
        <table:table-row table:style-name="ro5">
          <table:table-cell office:value-type="string" calcext:value-type="string">
            <text:p>Me gustaría empezar por lo que te ha traído hoy aquí a la clínica familiar</text:p>
          </table:table-cell>
          <table:table-cell office:value-type="string" calcext:value-type="string">
            <text:p>Toso desde hace 2 meses y expulso un esputo</text:p>
          </table:table-cell>
          <table:table-cell office:value-type="string" calcext:value-type="string">
            <text:p>La tos persistente con esputo amarillo verdoso y pérdida de peso desde hace 2 meses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Bien, ¿y cuántos meses lleva esto siendo?</text:p>
          </table:table-cell>
          <table:table-cell office:value-type="string" calcext:value-type="string">
            <text:p>Toso desde hace 2 meses</text:p>
          </table:table-cell>
          <table:table-cell office:value-type="string" calcext:value-type="string">
            <text:p>Dos meses con tos persistente y esputo amarillo verdoso, a veces rosado, y pérdida de pes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ien, ¿y cuántos esputos dirías que expulsas en un día normal como una cucharadita una cucharada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De acuerdo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¿Hay algo más que le preocupe además de la tos persistente y la pérdida de peso?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y cuando tomaste los antibióticos?</text:p>
          </table:table-cell>
          <table:table-cell office:value-type="string" calcext:value-type="string">
            <text:p>Hace un mes</text:p>
          </table:table-cell>
          <table:table-cell office:value-type="string" calcext:value-type="string">
            <text:p>Hace un mes tomé azitromicina, pero la tos persiste y no mejora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ya veo, ¿y crees que tu tos ha empeorado desde entonces?</text:p>
          </table:table-cell>
          <table:table-cell office:value-type="string" calcext:value-type="string">
            <text:p>No ha mejorado</text:p>
          </table:table-cell>
          <table:table-cell office:value-type="string" calcext:value-type="string">
            <text:p>Sí, mi tos ha empeorado desde entonces, expulso esputo amarillo verdoso y a veces rosad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pero que hay del esputo que usted está sacando, ¿ha aumentad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y todo esto empezó después de la infección de pecho o ya te había ocurrido algo así antes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Todo esto empezó después de un viaje a la India, nunca me había pasado ante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Ok ya veo, ¿hubo algo que ocurriera en esa época, algún entorno nuevo al que estuviera expuesto?</text:p>
          </table:table-cell>
          <table:table-cell office:value-type="string" calcext:value-type="string">
            <text:p>Comenzó tras un viaje a la India</text:p>
          </table:table-cell>
          <table:table-cell office:value-type="string" calcext:value-type="string">
            <text:p>Sí, estuve expuesta a un entorno nuevo durante mi viaje a la India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y cuántos meses hace de eso hace, dos meses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hace dos meses que regresé de mi viaje a la India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ya veo, ¿y con qué frecuencia tose al dí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Toso varias veces al día, especialmente por la mañana y por la noch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has probado algo que te haga desaparecer la tos?</text:p>
          </table:table-cell>
          <table:table-cell office:value-type="string" calcext:value-type="string">
            <text:p>No ha mejorado con los antibióticos prescritos (azitromicina)</text:p>
          </table:table-cell>
          <table:table-cell office:value-type="string" calcext:value-type="string">
            <text:p>No ha desaparecido con los antibióticos que me recetaron hace un me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y es mejor o peor durante la mañana, en lugar de la noche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Es peor por la mañana y por la noche, especialmente al levantarme y al acostarm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Ya veo, ¿y en términos de cosas que lo empeoran hay algo que haga en casa o en el trabajo que empeore la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y en cuanto a otros síntomas que pueda tener tiene dificultad para respirar goteo nasal dolor en el pech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Además del esputo teñido de dolor alguna vez ha tenido sangre como sangre roja?</text:p>
          </table:table-cell>
          <table:table-cell office:value-type="string" calcext:value-type="string">
            <text:p>Expulso un esputo amarillo verdoso, a veces rosado</text:p>
          </table:table-cell>
          <table:table-cell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Si viajaste a la India hace dos solo dos meses, ¿recuerdas en qué tipo de lugar te alojas de la India, era un lugar lleno de gente o estaba sol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Y había alguien enferma a su alrededor o expuesto a la tuberculosi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de acuerdo, muchas gracias por venir a consultar.</text:p>
          </table:table-cell>
          <table:table-cell office:value-type="string" calcext:value-type="string">
            <text:p>Adiós.</text:p>
          </table:table-cell>
          <table:table-cell office:value-type="string" calcext:value-type="string">
            <text:p>Gracias por su atención, doctor.</text:p>
          </table:table-cell>
          <table:table-cell table:number-columns-repeated="4"/>
        </table:table-row>
      </table:table>
      <table:table table:name="Prueba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row table:style-name="ro5">
          <table:table-cell office:value-type="string" calcext:value-type="string">
            <text:p>Conversación 3 Conjunto Test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</table:table-row>
        <table:table-row table:style-name="ro5">
          <table:table-cell office:value-type="string" calcext:value-type="string">
            <text:p>Buenos días señor, ¿en qué puedo ayudarte?</text:p>
          </table:table-cell>
          <table:table-cell office:value-type="string" calcext:value-type="string">
            <text:p>Presento cojera y dolor en la pierna derecha</text:p>
          </table:table-cell>
          <table:table-cell office:value-type="string" calcext:value-type="string">
            <text:p>Cuéntame lo que te ocur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Qué te ocurre?</text:p>
          </table:table-cell>
          <table:table-cell office:value-type="string" calcext:value-type="string">
            <text:p>Presento cojera y dolor en la pierna derecha</text:p>
          </table:table-cell>
          <table:table-cell office:value-type="string" calcext:value-type="string">
            <text:p>Presento cojera y dolor en la pierna derecha, en la parte superior, empeorando en 2 día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De acuerdo, ¿y esto cuando empezó exactamente?</text:p>
          </table:table-cell>
          <table:table-cell office:value-type="string" calcext:value-type="string">
            <text:p>ha empeorado en los últimos 2 días</text:p>
          </table:table-cell>
          <table:table-cell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Cuándo empezó exactamente?</text:p>
          </table:table-cell>
          <table:table-cell office:value-type="string" calcext:value-type="string">
            <text:p>ha empeorado en los últimos 2 días</text:p>
          </table:table-cell>
          <table:table-cell office:value-type="string" calcext:value-type="string">
            <text:p>Hace 2 días empecé a sentir dolor en la pierna derecha, en la parte superior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Tuvo algún trauma en su cadera derecha o lastimar o lastimarse su pierna derecha como una caída o alguna herida?</text:p>
          </table:table-cell>
          <table:table-cell office:value-type="string" calcext:value-type="string">
            <text:p>No he tenido ninguna caída o herida</text:p>
          </table:table-cell>
          <table:table-cell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Muy bien, ¿y no ha sido capaz de caminar desde entonces?</text:p>
          </table:table-cell>
          <table:table-cell office:value-type="string" calcext:value-type="string">
            <text:p>Mi padre tiene que llevarme a cuestas debido al dolor</text:p>
          </table:table-cell>
          <table:table-cell office:value-type="string" calcext:value-type="string">
            <text:p>No, mi padre tiene que llevarme a cuestas debido al dolor en la pierna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y cómo ha sido su comportamiento últimamente, como su humor y cosas así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ien, ¿ha tenido fiebre o escalofríos?</text:p>
          </table:table-cell>
          <table:table-cell office:value-type="string" calcext:value-type="string">
            <text:p>He tenido tos, secreción nasal y posiblemente fiebre.</text:p>
          </table:table-cell>
          <table:table-cell office:value-type="string" calcext:value-type="string">
            <text:p>La fiebre ha persistido, pero no ha tenido escalofrío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Entonces suena como que ella puedo haber tenido un resfriado la semana pasada y como que la secrecion nasal y <text:s/>la tos desaparecieron?</text:p>
          </table:table-cell>
          <table:table-cell office:value-type="string" calcext:value-type="string">
            <text:p>Han desaparecido todos esos síntomas menos la fiebre</text:p>
          </table:table-cell>
          <table:table-cell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Entonces está un poco caliente todavía no?</text:p>
          </table:table-cell>
          <table:table-cell office:value-type="string" calcext:value-type="string">
            <text:p>Ya.</text:p>
          </table:table-cell>
          <table:table-cell office:value-type="string" calcext:value-type="string">
            <text:p>La fiebre persiste, pero no ha tenido escalofrío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Ha tenido algún dolor de cabeza?</text:p>
          </table:table-cell>
          <table:table-cell office:value-type="string" calcext:value-type="string">
            <text:p>No presento dolor de cabeza</text:p>
          </table:table-cell>
          <table:table-cell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Algún dolor de garganta o tos?</text:p>
          </table:table-cell>
          <table:table-cell office:value-type="string" calcext:value-type="string">
            <text:p>No presento dolor de cabeza, cambio sensorial, dolor de garganta o tos</text:p>
          </table:table-cell>
          <table:table-cell office:value-type="string" calcext:value-type="string">
            <text:p>No tengo dolor de garganta ni to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ien, ¿y alguna dificultad para respirar?</text:p>
          </table:table-cell>
          <table:table-cell office:value-type="string" calcext:value-type="string">
            <text:p>Tampoco dificultad para respirar</text:p>
          </table:table-cell>
          <table:table-cell office:value-type="string" calcext:value-type="string">
            <text:p>No tengo dificultad para respirar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Algún dolor en el pecho?</text:p>
          </table:table-cell>
          <table:table-cell office:value-type="string" calcext:value-type="string">
            <text:p>Tampoco dificultad para respirar o dolor en el pecho</text:p>
          </table:table-cell>
          <table:table-cell office:value-type="string" calcext:value-type="string">
            <text:p>No tengo dolor en el pech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Has tenido pérdida de apetito?</text:p>
          </table:table-cell>
          <table:table-cell office:value-type="string" calcext:value-type="string">
            <text:p>No he tenido pérdida de apetito</text:p>
          </table:table-cell>
          <table:table-cell office:value-type="string" calcext:value-type="string">
            <text:p>No tengo pérdida de apetit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Ha tenido alguna pérdida de peso inesperada?</text:p>
          </table:table-cell>
          <table:table-cell office:value-type="string" calcext:value-type="string">
            <text:p>No ha tenido pérdida de apetito, ni pérdida de peso</text:p>
          </table:table-cell>
          <table:table-cell office:value-type="string" calcext:value-type="string">
            <text:p>No tengo pérdida de peso inesperada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Algún sudor nocturno?</text:p>
          </table:table-cell>
          <table:table-cell office:value-type="string" calcext:value-type="string">
            <text:p>Sin sudores nocturnos</text:p>
          </table:table-cell>
          <table:table-cell office:value-type="string" calcext:value-type="string">
            <text:p>No tengo sudores nocturno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Alguna náusea, vómit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No tengo náuseas ni vómito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De acuerdo, muchas gracias</text:p>
          </table:table-cell>
          <table:table-cell office:value-type="string" calcext:value-type="string">
            <text:p>Adiós.</text:p>
          </table:table-cell>
          <table:table-cell office:value-type="string" calcext:value-type="string">
            <text:p>De nada, ¿cómo puedo ayudarte hoy?</text:p>
          </table:table-cell>
          <table:table-cell table:number-columns-repeated="4"/>
        </table:table-row>
      </table:table>
      <table:table table:name="Prueba3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row table:style-name="ro5">
          <table:table-cell office:value-type="string" calcext:value-type="string">
            <text:p>Conversación 6 Conjunto Test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</table:table-row>
        <table:table-row table:style-name="ro5">
          <table:table-cell office:value-type="string" calcext:value-type="string">
            <text:p>¿Qué te trae por aquí?</text:p>
          </table:table-cell>
          <table:table-cell office:value-type="string" calcext:value-type="string">
            <text:p>Tengo disnea</text:p>
          </table:table-cell>
          <table:table-cell office:value-type="string" calcext:value-type="string">
            <text:p>Tengo disnea que empeora, tos, fiebre, sudores nocturnos y tos con esputo de color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entonces la disnea empezó hace 6 semanas, ¿correcto?</text:p>
          </table:table-cell>
          <table:table-cell office:value-type="string" calcext:value-type="string">
            <text:p>Durante las últimas 6-8 semanas</text:p>
          </table:table-cell>
          <table:table-cell office:value-type="string" calcext:value-type="string">
            <text:p>Sí, la disnea empeoró en las últimas 6-8 semana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y ¿cuando empezó la tos?</text:p>
          </table:table-cell>
          <table:table-cell office:value-type="string" calcext:value-type="string">
            <text:p>Ha estado presente durante las últimas 2 semanas</text:p>
          </table:table-cell>
          <table:table-cell office:value-type="string" calcext:value-type="string">
            <text:p>La tos ha estado presente durante las últimas 2 semana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Y entonces la fiebre?</text:p>
          </table:table-cell>
          <table:table-cell office:value-type="string" calcext:value-type="string">
            <text:p>Ha estado presente durante las últimas 2 semanas</text:p>
          </table:table-cell>
          <table:table-cell office:value-type="string" calcext:value-type="string">
            <text:p>La fiebre ha estado presente durante las últimas 2 semana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y usted con qué frecuencia tiene esta disnea?</text:p>
          </table:table-cell>
          <table:table-cell office:value-type="string" calcext:value-type="string">
            <text:p>Presente la mayor parte del tiempo, con episodios que duran de 10 a 15 minutos cuando empeora</text:p>
          </table:table-cell>
          <table:table-cell office:value-type="string" calcext:value-type="string">
            <text:p>La disnea está presente la mayor parte del tiempo, con episodios de 10-15 minutos cuando empeora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ien, ¿cuánto dura cuando lo tienes o siempre está ahí?</text:p>
          </table:table-cell>
          <table:table-cell office:value-type="string" calcext:value-type="string">
            <text:p>Con episodios que duran de 10 a 15 minutos cuando empeora</text:p>
          </table:table-cell>
          <table:table-cell office:value-type="string" calcext:value-type="string">
            <text:p>La disnea está presente la mayor parte del tiempo, con episodios de 10-15 minutos cuando empeora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ien, ¿y si tuviera que describir la calidad de su disnea si se siente como una especie de sensación de quemazón, como si le costara recuperar el aliento o como si respira demasiado rápid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disnea se siente como si me costara recuperar el alient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claro, ¿y hay cosas que lo hacen mejor o peor?</text:p>
          </table:table-cell>
          <table:table-cell office:value-type="string" calcext:value-type="string">
            <text:p>A veces se exacerba con el esfuerzo</text:p>
          </table:table-cell>
          <table:table-cell office:value-type="string" calcext:value-type="string">
            <text:p>La disnea empeora con el esfuerzo durante las últimas 6-8 semana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y hubo algún tipo de desencadenante de seis semanas que usted piense que puede haber causado todos sus síntoma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alguien a su alrededor ha estado enfermo?</text:p>
          </table:table-cell>
          <table:table-cell office:value-type="string" calcext:value-type="string">
            <text:p>Algunos de los compañeros de habitación tienen tos y uno tiene dificultad para respirar</text:p>
          </table:table-cell>
          <table:table-cell office:value-type="string" calcext:value-type="string">
            <text:p>Algunos compañeros de habitación tienen tos y uno tiene dificultad para respirar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de acuerdo.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¿Cómo te encuentras? ¿Qué te pasa? ¿Por qué has venido? ¿En qué puedo ayudarte?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Entonces ellos también tienen síntomas similares a los tuyos?</text:p>
          </table:table-cell>
          <table:table-cell office:value-type="string" calcext:value-type="string">
            <text:p>Algunos de los compañeros de habitación tienen tos y uno tiene dificultad para respirar</text:p>
          </table:table-cell>
          <table:table-cell office:value-type="string" calcext:value-type="string">
            <text:p>Sí, algunos tienen tos y uno tiene dificultad para respirar, como y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y has viajado a algún sitio recientemente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de acuerdo, ¿si tuvieras que calificar su disnea del 1 al 10 siendo 10 la peor, como de grave es tu disne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Mi disnea sería un 8 en una escala del 1 al 10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ien, ¿y has experimentado esto antes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he tenido disnea antes, pero esta vez es peor y más persistent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Sientes que está empeorando, mejorando, ha cambiado desde que empezó a tener estos síntomas?</text:p>
          </table:table-cell>
          <table:table-cell office:value-type="string" calcext:value-type="string">
            <text:p>Empeora.</text:p>
          </table:table-cell>
          <table:table-cell office:value-type="string" calcext:value-type="string">
            <text:p>Siento que está empeorando desde que comenzaron los síntoma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ha tenido algún cambio en su olor recientemente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Algo como goteo, congestión nasal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No, ¿y qué tal dolor de gargant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Tos y fiebre, a veces toso esputo de color rosado, marrón o verd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Pero ha tenido dolor de gargant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Tos y fiebre, a veces toso esputo de color rosado, marrón o verd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de acuerdo muchas gracias por hablar conmigo, nos vemos.</text:p>
          </table:table-cell>
          <table:table-cell table:number-columns-repeated="2" office:value-type="string" calcext:value-type="string">
            <text:p>Adiós.</text:p>
          </table:table-cell>
          <table:table-cell table:number-columns-repeated="4"/>
        </table:table-row>
      </table:table>
      <table:table table:name="Prueba4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4" table:default-cell-style-name="Default"/>
        <table:table-row table:style-name="ro5">
          <table:table-cell office:value-type="string" calcext:value-type="string">
            <text:p>Conversación 10 Conjunto Test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</table:table-row>
        <table:table-row table:style-name="ro5">
          <table:table-cell office:value-type="string" calcext:value-type="string">
            <text:p>Buenos días chico, ¿en qué puedo ayudarte?</text:p>
          </table:table-cell>
          <table:table-cell office:value-type="string" calcext:value-type="string">
            <text:p>Dolor agudo en el tobillo.</text:p>
          </table:table-cell>
          <table:table-cell office:value-type="string" calcext:value-type="string">
            <text:p>Tengo dolor agudo en el tobillo derecho, hinchazón y hematoma después de una caída jugando rugby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De acuerdo, ¿tuviste algún traumatismo en el tobillo ,en la pierna o sufriste una caída o algún tipo de lesión?</text:p>
          </table:table-cell>
          <table:table-cell office:value-type="string" calcext:value-type="string">
            <text:p>comenzó tras una caída jugando a rugby</text:p>
          </table:table-cell>
          <table:table-cell office:value-type="string" calcext:value-type="string">
            <text:p>Sí, caí sobre mi tobillo derecho jugando rugby, girando el pie hacia dentr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ya veo, ¿y tu pie giro hacia dentro cuando te caíste?</text:p>
          </table:table-cell>
          <table:table-cell office:value-type="string" calcext:value-type="string">
            <text:p>estaba girado hacia dentro</text:p>
          </table:table-cell>
          <table:table-cell office:value-type="string" calcext:value-type="string">
            <text:p>Sí, mi pie giró hacia dentro cuando caí jugando rugby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ien y ¿sentiste dolor inmediatamente después del incidente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sentí dolor agudo en el tobillo derecho inmediatamente después de la caída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Fuiste capaz de caminar fuera del campo o necesitaste que te cargaran o pudiste caminar en algún momento después?</text:p>
          </table:table-cell>
          <table:table-cell office:value-type="string" calcext:value-type="string">
            <text:p>Pude caminar pero es doloroso</text:p>
          </table:table-cell>
          <table:table-cell office:value-type="string" calcext:value-type="string">
            <text:p>Pude caminar cojeando fuera del campo después de la caída jugando rugby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¿En qué puedo ayudarte hoy con respecto a tu tobillo lesionado jugando rugby?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Entonces dónde se localiza específicamente el dolor en tu pie o tobillo?</text:p>
          </table:table-cell>
          <table:table-cell office:value-type="string" calcext:value-type="string">
            <text:p>en la zona del maléolo lateral</text:p>
          </table:table-cell>
          <table:table-cell office:value-type="string" calcext:value-type="string">
            <text:p>El dolor se localiza en la zona del maléolo lateral, justo encima del lateral del pi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ien y ¿cómo describirías el dolor en términos de su carácter o calidad como ardor agudo punzante?</text:p>
          </table:table-cell>
          <table:table-cell office:value-type="string" calcext:value-type="string">
            <text:p>Dolor agudo.</text:p>
          </table:table-cell>
          <table:table-cell office:value-type="string" calcext:value-type="string">
            <text:p>El dolor se describe como intenso, con una puntuación de 7-8 sobre 10 en severidad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Y sientes que el dolor se irradia a alguna otra parte?</text:p>
          </table:table-cell>
          <table:table-cell office:value-type="string" calcext:value-type="string">
            <text:p>No se irradia más allá de la zona del tobillo</text:p>
          </table:table-cell>
          <table:table-cell office:value-type="string" calcext:value-type="string">
            <text:p>No se irradia a ninguna otra parte, se localiza solo en la zona del tobill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ien, y ¿has probado algo para aliviar el dolor?</text:p>
          </table:table-cell>
          <table:table-cell office:value-type="string" calcext:value-type="string">
            <text:p>Ha probado tanto hielo como ibuprofeno</text:p>
          </table:table-cell>
          <table:table-cell office:value-type="string" calcext:value-type="string">
            <text:p>He probado hielo e ibuprofeno, pero no ayudan permanentemente a aliviar el dolor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Y ha habido algo que lo haya empeorado?</text:p>
          </table:table-cell>
          <table:table-cell office:value-type="string" calcext:value-type="string">
            <text:p>Soportar cualquier peso sobre el tobillo le resulta doloroso</text:p>
          </table:table-cell>
          <table:table-cell office:value-type="string" calcext:value-type="string">
            <text:p>La caída jugando rugby empeoró el dolor en el tobill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Y cuál dirías que es la severidad del dolor en una escala de una 10 el peor dolor que ha sentido?</text:p>
          </table:table-cell>
          <table:table-cell office:value-type="string" calcext:value-type="string">
            <text:p>se califica de 7-8 sobre 10 en severidad</text:p>
          </table:table-cell>
          <table:table-cell office:value-type="string" calcext:value-type="string">
            <text:p>El dolor en mi tobillo se califica de 7-8 sobre 10 en severidad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ien, y ¿has tenido antes un dolor como este en el tobillo o te has lesionado el pie antes?</text:p>
          </table:table-cell>
          <table:table-cell office:value-type="string" calcext:value-type="string">
            <text:p>no tengo dolor ni lesiones previas en el tobillo</text:p>
          </table:table-cell>
          <table:table-cell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Has tenido algún dolor de cabeza?</text:p>
          </table:table-cell>
          <table:table-cell office:value-type="string" calcext:value-type="string">
            <text:p>Sin dolor de cabeza</text:p>
          </table:table-cell>
          <table:table-cell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Has tenido fiebre o escalofríos?</text:p>
          </table:table-cell>
          <table:table-cell office:value-type="string" calcext:value-type="string">
            <text:p>Sin dolor de cabeza, fiebre o escalofríos</text:p>
          </table:table-cell>
          <table:table-cell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Has tenido alguna pérdida de peso inesperada?</text:p>
          </table:table-cell>
          <table:table-cell office:value-type="string" calcext:value-type="string">
            <text:p>No ha habido pérdidas de peso inesperadas</text:p>
          </table:table-cell>
          <table:table-cell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as tenido algún cambio sensorial, como cambios en tu visión audición o incluso en tu sentido del olfato o del gusto?</text:p>
          </table:table-cell>
          <table:table-cell office:value-type="string" calcext:value-type="string">
            <text:p>Tampoco hay cambios sensoriales</text:p>
          </table:table-cell>
          <table:table-cell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Has tenido algún síntoma neurológico como entumecimiento o hormigueo?</text:p>
          </table:table-cell>
          <table:table-cell office:value-type="string" calcext:value-type="string">
            <text:p>Tampoco hay cambios sensoriales ni síntomas neurológicos como entumecimiento u hormigueo</text:p>
          </table:table-cell>
          <table:table-cell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de acuerdo, muchas gracias por venir, adiós</text:p>
          </table:table-cell>
          <table:table-cell table:number-columns-repeated="2" office:value-type="string" calcext:value-type="string">
            <text:p>Adiós.</text:p>
          </table:table-cell>
          <table:table-cell table:number-columns-repeated="4"/>
        </table:table-row>
        <table:table-row table:style-name="ro5">
          <table:table-cell table:number-columns-repeated="7"/>
        </table:table-row>
        <table:table-row table:style-name="ro5">
          <table:table-cell table:style-name="ce19"/>
          <table:table-cell table:number-columns-repeated="6"/>
        </table:table-row>
      </table:table>
      <table:table table:name="Prueba5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4" table:default-cell-style-name="Default"/>
        <table:table-row table:style-name="ro5">
          <table:table-cell office:value-type="string" calcext:value-type="string">
            <text:p>Conversación 13 Conjunto Test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</table:table-row>
        <table:table-row table:style-name="ro5">
          <table:table-cell office:value-type="string" calcext:value-type="string">
            <text:p>¿Te importaría empezar a contarme que te trajo por aquí?</text:p>
          </table:table-cell>
          <table:table-cell office:value-type="string" calcext:value-type="string">
            <text:p>Toso</text:p>
          </table:table-cell>
          <table:table-cell office:value-type="string" calcext:value-type="string">
            <text:p>Toso desde hace dos días, tengo la nariz tapada, dolor de garganta y conjuntiviti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así que ¿la tos empezó hace cinco días?</text:p>
          </table:table-cell>
          <table:table-cell office:value-type="string" calcext:value-type="string">
            <text:p>Hace 2 días.</text:p>
          </table:table-cell>
          <table:table-cell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Y la tos es como de ladrido o de sonido áspero?</text:p>
          </table:table-cell>
          <table:table-cell office:value-type="string" calcext:value-type="string">
            <text:p>Áspero.</text:p>
          </table:table-cell>
          <table:table-cell office:value-type="string" calcext:value-type="string">
            <text:p>Sí, el sonido de la tos es ásper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Hay algo que haya cambiado hace dos días que pueda haber desencadenado a la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y ¿ha estado sacando algún esputo con la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Ha notado alguna sangre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y la tos es peor en algún momento particular del día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Ha habido alguna respiración sibilante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Has notado los ojos rojos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paciente tiene conjuntivitis con picor en los ojo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y ¿has tenido alguna secreción de los ojos?</text:p>
          </table:table-cell>
          <table:table-cell office:value-type="string" calcext:value-type="string">
            <text:p>Conjuntivitis con picor</text:p>
          </table:table-cell>
          <table:table-cell office:value-type="string" calcext:value-type="string">
            <text:p>La paciente tiene secreción en los ojos debido a la conjuntiviti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entonces nada de eso ningún lagrimeo o algo así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paciente no ha mencionado tener lagrimeo en los ojos por la conjuntiviti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Se ha quejado de algún cambio en la visión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Algún picor en los ojos?</text:p>
          </table:table-cell>
          <table:table-cell office:value-type="string" calcext:value-type="string">
            <text:p>Conjuntivitis con picor.</text:p>
          </table:table-cell>
          <table:table-cell office:value-type="string" calcext:value-type="string">
            <text:p>La paciente tiene picor en los ojos debido a la conjuntivitis, pero no ha mencionado p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Has notado alguna mucosidad saliend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paciente tiene la nariz tapada, pero no ha mencionado mucosidad saliend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de acuerdo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Buenos días, ¿cómo te encuentras hoy?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Has mencionado algo sobre perder el olfat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Y, ¿has mencionado algo sobre estar congestionada?</text:p>
          </table:table-cell>
          <table:table-cell office:value-type="string" calcext:value-type="string">
            <text:p>Tengo la nariz tapada</text:p>
          </table:table-cell>
          <table:table-cell office:value-type="string" calcext:value-type="string">
            <text:p>La paciente tiene la nariz tapada, pero no ha mencionado mucosidad saliend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muchas gracias por venir, hasta luego</text:p>
          </table:table-cell>
          <table:table-cell table:number-columns-repeated="2" office:value-type="string" calcext:value-type="string">
            <text:p>Adiós</text:p>
          </table:table-cell>
          <table:table-cell table:number-columns-repeated="4"/>
        </table:table-row>
      </table:table>
      <table:table table:name="Prueba6" table:style-name="ta1"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4" table:number-columns-repeated="4" table:default-cell-style-name="Default"/>
        <table:table-row table:style-name="ro5">
          <table:table-cell office:value-type="string" calcext:value-type="string">
            <text:p>Conversación 15 Conjunto Test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</table:table-row>
        <table:table-row table:style-name="ro5">
          <table:table-cell office:value-type="string" calcext:value-type="string">
            <text:p>¿Qué te trae por aquí?</text:p>
          </table:table-cell>
          <table:table-cell office:value-type="string" calcext:value-type="string">
            <text:p>Presento una tos</text:p>
          </table:table-cell>
          <table:table-cell office:value-type="string" calcext:value-type="string">
            <text:p>Tengo una tos que ha empeorado en los últimos tres días, dificultad para respirar y esputo verd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De acuerdo, entonces empecemos con la tos, ¿cuando empezó?</text:p>
          </table:table-cell>
          <table:table-cell office:value-type="string" calcext:value-type="string">
            <text:p>Los últimos tres días</text:p>
          </table:table-cell>
          <table:table-cell office:value-type="string" calcext:value-type="string">
            <text:p>Hace tres días empecé a notar que mi tos empeoraba y tenía dificultad para respirar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entonces durante los últimos tres días, ok.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Sí, durante los últimos tres días mis síntomas han empeorad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Hay algún desencadenante para su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Perdón, ¿qué causó esta tos inicialmente hace tres años, lo sabe usted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tos crónica se debe a bronquitis crónica diagnosticada anteriorment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Con qué frecuencia tosía antes de que empeorara recientemente?</text:p>
          </table:table-cell>
          <table:table-cell office:value-type="string" calcext:value-type="string">
            <text:p>Principalmente por las mañanas</text:p>
          </table:table-cell>
          <table:table-cell office:value-type="string" calcext:value-type="string">
            <text:p>Principalmente por las mañanas, con producción de esputo claro o blan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y hay algo que haga que tus dos mejore tomas algún jarabe para la tos de venta libre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Mi tos crónica se trata con un inhalador broncodilatador de acción corta y Spiriva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vale, ¿y si tuviera que hablar de la calidad de su tos, es como un ladrido, suena áspera o cómo suen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uena áspera y fuerte, con dificultad para respirar y producción de esputo verd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De acuerdo, y usted mencionó que está produciendo muchos esputos con su tos, ¿de qué color es ese esputo?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El esputo que produzco es de colot verd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erde, vale, y ¿hay sangre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No hay sangre en el esputo, solo es de color verd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No hay sangre de acuerdo, y usted mencionó que nunca ha producido esputo con la tos especialmente esputo verde los últimos tres años, ¿verdad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Así es, nunca he producido esputo verde con la tos en los últimos tres año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ha tenido alguna silibancia asociada con esta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y ha mencionado que le faltaba el aire le faltaba el aire antes de la tos o ,¿empezó cuando la tos empeoró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Empecé a tener dificultad para respirar cuando la tos empeoró en los últimos tres día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y si tuvieras que valorar la gravedad de sus síntomas de cómo se siente del 1 al 10, siendo 10 lo peor, ¿dónde se situaría?</text:p>
          </table:table-cell>
          <table:table-cell office:value-type="string" calcext:value-type="string">
            <text:p>Valoro la gravedad de los síntomas con un 8 sobre 10</text:p>
          </table:table-cell>
          <table:table-cell office:value-type="string" calcext:value-type="string">
            <text:p>Mis síntomas se sitúan en un 8 sobre 10 en cuanto a gravedad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y ¿alguna vez has experimentado algo de esta gravedad en el pasad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he experimentado síntomas similares en el pasado debido a mi EPOC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Tienes algún dolor en el pech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tengo dolor en el pecho debido a la tos y dificultad para respirar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de acuerdo, muchas gracias por venir.</text:p>
          </table:table-cell>
          <table:table-cell office:value-type="string" calcext:value-type="string">
            <text:p>A ti, adiós.</text:p>
          </table:table-cell>
          <table:table-cell office:value-type="string" calcext:value-type="string">
            <text:p>Gracias por su atención, doctor. Mi tos ha empeorado y tengo dificultad para respirar.</text:p>
          </table:table-cell>
          <table:table-cell table:number-columns-repeated="4"/>
        </table:table-row>
      </table:table>
      <table:table table:name="Prueba7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4" table:default-cell-style-name="Default"/>
        <table:table-row table:style-name="ro5">
          <table:table-cell office:value-type="string" calcext:value-type="string">
            <text:p>Conversación 17 Conjunto Test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</table:table-row>
        <table:table-row table:style-name="ro5">
          <table:table-cell office:value-type="string" calcext:value-type="string">
            <text:p>¿Qué te trae por aquí hoy?</text:p>
          </table:table-cell>
          <table:table-cell office:value-type="string" calcext:value-type="string">
            <text:p>Tengo un dolor punzante en el lado derecho del vientre</text:p>
          </table:table-cell>
          <table:table-cell office:value-type="string" calcext:value-type="string">
            <text:p>¿Qué tal estás? ¿Cómo te encuentras? ¿Qué te pasa? ¿Por qué has venido? Cuéntame lo que te ocur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Qué te ocurre?</text:p>
          </table:table-cell>
          <table:table-cell office:value-type="string" calcext:value-type="string">
            <text:p>Tengo un dolor punzante en el lado derecho del vientre</text:p>
          </table:table-cell>
          <table:table-cell office:value-type="string" calcext:value-type="string">
            <text:p>Tengo un dolor punzante en el lado derecho del vientre, náuseas, fatiga y no mejoro con Tylenol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Exactamente en qué parte de su vientre tiene este dolor?</text:p>
          </table:table-cell>
          <table:table-cell office:value-type="string" calcext:value-type="string">
            <text:p>En el lado derecho</text:p>
          </table:table-cell>
          <table:table-cell office:value-type="string" calcext:value-type="string">
            <text:p>En el lado derecho del vient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El lado derecho vale, ¿y puede describir qué tipo de dolores es un dolor sordo o agudo un dolor punzante?</text:p>
          </table:table-cell>
          <table:table-cell office:value-type="string" calcext:value-type="string">
            <text:p>Un dolor punzante</text:p>
          </table:table-cell>
          <table:table-cell office:value-type="string" calcext:value-type="string">
            <text:p>Es un dolor punzante en el lado derecho del vient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y está en la zona derecha y se desplaza algún otro sitio aparte del lado derecho?</text:p>
          </table:table-cell>
          <table:table-cell office:value-type="string" calcext:value-type="string">
            <text:p>El dolor no se irradia</text:p>
          </table:table-cell>
          <table:table-cell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Y en una escala del 1 al 10 siendo uno el menor dolor que sintió en su vida y diez el peor, ¿en cuanto lo calificaría en este momento?</text:p>
          </table:table-cell>
          <table:table-cell office:value-type="string" calcext:value-type="string">
            <text:p>Lo califico de 8 sobre 10</text:p>
          </table:table-cell>
          <table:table-cell office:value-type="string" calcext:value-type="string">
            <text:p>Lo calificaría como un 8 en este moment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Un 8 vale, ¿y para aclararlo cuándo empezó?</text:p>
          </table:table-cell>
          <table:table-cell office:value-type="string" calcext:value-type="string">
            <text:p>Comenzó hace 8 horas</text:p>
          </table:table-cell>
          <table:table-cell office:value-type="string" calcext:value-type="string">
            <text:p>Comenzó hace 8 horas justo antes de ir a dormir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Hace 8 horas vale, ¿y estaba haciendo algo antes como ha comido? ¿estaba durmiendo antes de que le despertara? ¿qué estaba pasando antes de que tuviera el dolor?</text:p>
          </table:table-cell>
          <table:table-cell office:value-type="string" calcext:value-type="string">
            <text:p>Justo antes de ir a dormir</text:p>
          </table:table-cell>
          <table:table-cell office:value-type="string" calcext:value-type="string">
            <text:p>Estaba a punto de ir a dormir cuando comenzó el dolor punzante en el lado derech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y ha ido empeorando desde que empezó?</text:p>
          </table:table-cell>
          <table:table-cell office:value-type="string" calcext:value-type="string">
            <text:p>Ha sido constante durante las últimas seis horas</text:p>
          </table:table-cell>
          <table:table-cell office:value-type="string" calcext:value-type="string">
            <text:p>Sí, el dolor ha sido constante durante las últimas seis hora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OK y ¿ha tenido algún dolor similar en el pasado?</text:p>
          </table:table-cell>
          <table:table-cell office:value-type="string" calcext:value-type="string">
            <text:p>Tengo un dolor similar que aparece y desaparece después de comer alimentos grasos</text:p>
          </table:table-cell>
          <table:table-cell office:value-type="string" calcext:value-type="string">
            <text:p>Sí, he tenido un dolor similar que aparece y desaparece después de comer alimentos graso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y hay algo que lo empeore o mejore o algo que haya probado?</text:p>
          </table:table-cell>
          <table:table-cell office:value-type="string" calcext:value-type="string">
            <text:p>Tomé Tylenol pero no fue de ayuda</text:p>
          </table:table-cell>
          <table:table-cell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Ha probado alguna medicación?</text:p>
          </table:table-cell>
          <table:table-cell office:value-type="string" calcext:value-type="string">
            <text:p>Tomé Tylenol pero no fue de ayuda</text:p>
          </table:table-cell>
          <table:table-cell office:value-type="string" calcext:value-type="string">
            <text:p>Tomé Tylenol, pero no fue de ayuda para el dolor punzante en el vient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y además del dolor que usted tiene tiene usted alguna náusea y vómito?</text:p>
          </table:table-cell>
          <table:table-cell office:value-type="string" calcext:value-type="string">
            <text:p>Otros síntomas son náuseas y fatiga</text:p>
          </table:table-cell>
          <table:table-cell office:value-type="string" calcext:value-type="string">
            <text:p>Sí, tengo náuseas, pero no tengo vómitos, fiebre ni escalofrío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ien, ¿y ha tenido fiebre?</text:p>
          </table:table-cell>
          <table:table-cell office:value-type="string" calcext:value-type="string">
            <text:p>No tengo vómitos, fiebre o escalofríos</text:p>
          </table:table-cell>
          <table:table-cell office:value-type="string" calcext:value-type="string">
            <text:p>No tengo fiebre, solo dolor punzante en el lado derecho del vient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Algún sudor o escalofríos?</text:p>
          </table:table-cell>
          <table:table-cell office:value-type="string" calcext:value-type="string">
            <text:p>No tengo vómitos, fiebre o escalofríos</text:p>
          </table:table-cell>
          <table:table-cell office:value-type="string" calcext:value-type="string">
            <text:p>No tengo sudor ni escalofríos, solo náuseas y dolor punzante en el vient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Algún cambio en sus movimientos intestinales como estreñimiento, diarrea?</text:p>
          </table:table-cell>
          <table:table-cell office:value-type="string" calcext:value-type="string">
            <text:p>No he tenido cambios en los movimientos intestinales</text:p>
          </table:table-cell>
          <table:table-cell office:value-type="string" calcext:value-type="string">
            <text:p>No ha habido cambios en mis movimientos intestinales, solo dolor punzante en el vient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ha viajado a algún lugar recientemente?</text:p>
          </table:table-cell>
          <table:table-cell office:value-type="string" calcext:value-type="string">
            <text:p>No he viajado ni he tenido infecciones recientemente</text:p>
          </table:table-cell>
          <table:table-cell office:value-type="string" calcext:value-type="string">
            <text:p>No he viajado recientemente, solo tengo dolor punzante en el lado derecho del vient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Se ha sentido muy cansado o como siempre fatigado?</text:p>
          </table:table-cell>
          <table:table-cell office:value-type="string" calcext:value-type="string">
            <text:p>Fatiga</text:p>
          </table:table-cell>
          <table:table-cell office:value-type="string" calcext:value-type="string">
            <text:p>Me siento fatigado, además del dolor punzante en el lado derecho del vient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Has tenido algún cambio en tus patrones urinarios?</text:p>
          </table:table-cell>
          <table:table-cell office:value-type="string" calcext:value-type="string">
            <text:p>No he tenido cambios en los movimientos intestinales ni en los patrones urinarios</text:p>
          </table:table-cell>
          <table:table-cell office:value-type="string" calcext:value-type="string">
            <text:p>No ha habido cambios en mis patrones urinarios, solo dolor punzante en el vient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de acuerdo muchas gracias por venir hasta luego</text:p>
          </table:table-cell>
          <table:table-cell/>
          <table:table-cell office:value-type="string" calcext:value-type="string">
            <text:p>Adiós</text:p>
          </table:table-cell>
          <table:table-cell table:number-columns-repeated="4"/>
        </table:table-row>
      </table:table>
      <table:table table:name="Prueba8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4" table:default-cell-style-name="Default"/>
        <table:table-row table:style-name="ro5">
          <table:table-cell office:value-type="string" calcext:value-type="string">
            <text:p>Conversación 18 Conjunto Test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</table:table-row>
        <table:table-row table:style-name="ro5">
          <table:table-cell office:value-type="string" calcext:value-type="string">
            <text:p>Buenos días, ¿quieres contarme que te ha traído hoy aquí?</text:p>
          </table:table-cell>
          <table:table-cell office:value-type="string" calcext:value-type="string">
            <text:p>Tengo pérdida del sentido del olfato y del gusto, además de tos</text:p>
          </table:table-cell>
          <table:table-cell office:value-type="string" calcext:value-type="string">
            <text:p>Hola, he perdido el sentido del olfato y del gusto, además de tener tos seca lev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Y esto ha sido por un par de días?</text:p>
          </table:table-cell>
          <table:table-cell office:value-type="string" calcext:value-type="string">
            <text:p>Están presentes de manera constante desde hace 2 días</text:p>
          </table:table-cell>
          <table:table-cell office:value-type="string" calcext:value-type="string">
            <text:p>Sí, los síntomas llevan presentes dos días de manera constant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Habías tenido algo así antes?</text:p>
          </table:table-cell>
          <table:table-cell office:value-type="string" calcext:value-type="string">
            <text:p>No he vivido nada parecido antes</text:p>
          </table:table-cell>
          <table:table-cell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uando dices que sientes que has perdido el sentido del gusto y del olfato, ¿se ha ido totalmente o solo un poco?</text:p>
          </table:table-cell>
          <table:table-cell office:value-type="string" calcext:value-type="string">
            <text:p>Mantengo la capacidad de oler olores muy fuertes y saborear alimentos muy salados</text:p>
          </table:table-cell>
          <table:table-cell office:value-type="string" calcext:value-type="string">
            <text:p>Solo puedo oler olores muy fuertes y saborear alimentos muy salado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Eso ha sido bastante constante a lo largo de los últimos dos días o es intermitente?</text:p>
          </table:table-cell>
          <table:table-cell office:value-type="string" calcext:value-type="string">
            <text:p>Están presentes de manera constante</text:p>
          </table:table-cell>
          <table:table-cell office:value-type="string" calcext:value-type="string">
            <text:p>Los síntomas han estado presentes de manera constante durante los últimos dos día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Y esta tos seca empezó al mismo tiempo?</text:p>
          </table:table-cell>
          <table:table-cell office:value-type="string" calcext:value-type="string">
            <text:p>Están presentes de manera constante desde hace 2 días</text:p>
          </table:table-cell>
          <table:table-cell office:value-type="string" calcext:value-type="string">
            <text:p>Sí, la tos seca leve también comenzó al mismo tiemp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Has dicho tos leve y mi siguiente pregunta es ¿sientes que es una tos seca o está o estás produciendo algún esputo algo de sangre o no expulsas nada?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Es una tos seca, no produzco esputo ni sangre al toser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Ha empeorado en los últimos día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Has hecho algo para intentar mejorarla has tomado algún medicamento sin recet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No he tomado ningún medicamento sin receta para mejorar la to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Has tenido además de estos síntomas fiebre?</text:p>
          </table:table-cell>
          <table:table-cell office:value-type="string" calcext:value-type="string">
            <text:p>Nada de fiebre</text:p>
          </table:table-cell>
          <table:table-cell office:value-type="string" calcext:value-type="string">
            <text:p>No tengo fiebre ni otros síntomas además de la pérdida del olfato y gust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Has tenido alguna dificultad para respirar?</text:p>
          </table:table-cell>
          <table:table-cell office:value-type="string" calcext:value-type="string">
            <text:p>No hay dificultad para respirar</text:p>
          </table:table-cell>
          <table:table-cell office:value-type="string" calcext:value-type="string">
            <text:p>No tengo dificultad para respirar, solo pérdida del olfato y gust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Y algún dolor de cabeza?</text:p>
          </table:table-cell>
          <table:table-cell office:value-type="string" calcext:value-type="string">
            <text:p>No tengo dolor de cabeza</text:p>
          </table:table-cell>
          <table:table-cell office:value-type="string" calcext:value-type="string">
            <text:p>No tengo dolor de cabeza, solo pérdida del sentido del olfato y gust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Y por ejemplo, ¿dolor de garganta has tenido?</text:p>
          </table:table-cell>
          <table:table-cell office:value-type="string" calcext:value-type="string">
            <text:p>No tengo dolor de garganta</text:p>
          </table:table-cell>
          <table:table-cell office:value-type="string" calcext:value-type="string">
            <text:p>No tengo dolor de garganta, solo pérdida del sentido del olfato y gust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Algún escalofrío, sudores nocturnos?</text:p>
          </table:table-cell>
          <table:table-cell office:value-type="string" calcext:value-type="string">
            <text:p>Sin escalofríos ni sudores nocturnos</text:p>
          </table:table-cell>
          <table:table-cell office:value-type="string" calcext:value-type="string">
            <text:p>No tengo escalofríos ni sudores nocturnos, solo pérdida del olfato y gust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Has sentido algún dolor muscular o debilidad general?</text:p>
          </table:table-cell>
          <table:table-cell office:value-type="string" calcext:value-type="string">
            <text:p>Nada de dolor muscular o debilidad</text:p>
          </table:table-cell>
          <table:table-cell office:value-type="string" calcext:value-type="string">
            <text:p>No tengo dolor muscular ni debilidad, solo pérdida del sentido del olfato y gust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Ok, entonces en general parece que estás bastante bien aparte de esta pérdida del gusto y el olfato y la tos seca.</text:p>
          </table:table-cell>
          <table:table-cell office:value-type="string" calcext:value-type="string">
            <text:p>Sí, eso es.</text:p>
          </table:table-cell>
          <table:table-cell office:value-type="string" calcext:value-type="string">
            <text:p>Sí, solo tengo pérdida del gusto y olfato, y tos seca lev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ien y ¿recientemente has estado en contacto con alguien que haya estado enfermo?</text:p>
          </table:table-cell>
          <table:table-cell office:value-type="string" calcext:value-type="string">
            <text:p>No ha estado en contacto con nadie enfermo</text:p>
          </table:table-cell>
          <table:table-cell office:value-type="string" calcext:value-type="string">
            <text:p>No he estado en contacto con nadie enfermo recientement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Y has viajado a algún sitio?</text:p>
          </table:table-cell>
          <table:table-cell office:value-type="string" calcext:value-type="string">
            <text:p>Hace dos semanas fue a una excursión</text:p>
          </table:table-cell>
          <table:table-cell office:value-type="string" calcext:value-type="string">
            <text:p>Hace dos semanas fui de excursión a media hora de aquí con mi pareja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Y fuiste de excursión a algún lugar cercano?</text:p>
          </table:table-cell>
          <table:table-cell office:value-type="string" calcext:value-type="string">
            <text:p>A media hora de aquí</text:p>
          </table:table-cell>
          <table:table-cell office:value-type="string" calcext:value-type="string">
            <text:p>Sí, hace dos semanas fui de excursión a media hora de aquí con mi pareja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Están tus vacunas al día?</text:p>
          </table:table-cell>
          <table:table-cell office:value-type="string" calcext:value-type="string">
            <text:p>Tengo las vacunas al día</text:p>
          </table:table-cell>
          <table:table-cell office:value-type="string" calcext:value-type="string">
            <text:p>Sí, mis vacunas están al día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muchas gracias por venir la tendremos en otro momento</text:p>
          </table:table-cell>
          <table:table-cell office:value-type="string" calcext:value-type="string">
            <text:p>Adiós.</text:p>
          </table:table-cell>
          <table:table-cell office:value-type="string" calcext:value-type="string">
            <text:p>Gracias, estaré pendiente de la próxima cita. ¡Hasta luego!</text:p>
          </table:table-cell>
          <table:table-cell table:number-columns-repeated="4"/>
        </table:table-row>
      </table:table>
      <table:table table:name="Prueba9" table:style-name="ta1"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4" table:number-columns-repeated="4" table:default-cell-style-name="Default"/>
        <table:table-row table:style-name="ro5">
          <table:table-cell office:value-type="string" calcext:value-type="string">
            <text:p>Conversación 0 Conjunto Test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</table:table-row>
        <table:table-row table:style-name="ro5">
          <table:table-cell office:value-type="string" calcext:value-type="string">
            <text:p>Buenos días señor</text:p>
          </table:table-cell>
          <table:table-cell office:value-type="string" calcext:value-type="string">
            <text:p>Buenos días</text:p>
          </table:table-cell>
          <table:table-cell office:value-type="string" calcext:value-type="string">
            <text:p>¿Qué tal está? ¿Cómo te encuentras? ¿Qué te pasa? ¿Por qué has venido? Cuéntame lo que te ocurre. En qué puedo ayudart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así que durante unos meses rigidez por las mañanas, así que le duele la espalda, ¿dónde diría que le duele exactamente?</text:p>
          </table:table-cell>
          <table:table-cell office:value-type="string" calcext:value-type="string">
            <text:p>Desde la mitad de la espalda hasta la parte baja</text:p>
          </table:table-cell>
          <table:table-cell office:value-type="string" calcext:value-type="string">
            <text:p>Dolor sordo en la espalda, desde la mitad hasta la parte baja, empeora por la mañana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hasta el cuello supongo y hasta la parte baja de la espalda?</text:p>
          </table:table-cell>
          <table:table-cell office:value-type="string" calcext:value-type="string">
            <text:p>Hasta la parte baja</text:p>
          </table:table-cell>
          <table:table-cell office:value-type="string" calcext:value-type="string">
            <text:p>Dolor sordo en la espalda, desde la mitad hasta la parte baja, empeora por la mañana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Y ¿qué tipo de dolor diría que es?, ¿es como un dolor sordo, es un dolor agudo y punzante, cómo lo describirías?</text:p>
          </table:table-cell>
          <table:table-cell office:value-type="string" calcext:value-type="string">
            <text:p>Sordo</text:p>
          </table:table-cell>
          <table:table-cell office:value-type="string" calcext:value-type="string">
            <text:p>Dolor sordo, calificado de 4-5 en una escala de 10, empeora progresivamente por la mañana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Dolor sordo, vale, y en una escala de 0 a 10 siendo cero el menor dolor que ha sentido en su vida y 10 el peor, ¿en cuanto lo calificarías?</text:p>
          </table:table-cell>
          <table:table-cell office:value-type="string" calcext:value-type="string">
            <text:p>Califica el dolor de 4-5 en una escala de 10</text:p>
          </table:table-cell>
          <table:table-cell office:value-type="string" calcext:value-type="string">
            <text:p>4-5 en una escala de 10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y ¿cuando empezó esto?</text:p>
          </table:table-cell>
          <table:table-cell office:value-type="string" calcext:value-type="string">
            <text:p>Hace 4-5 meses</text:p>
          </table:table-cell>
          <table:table-cell office:value-type="string" calcext:value-type="string">
            <text:p>Hace 4-5 mese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y cuando empezó, ¿hubo algo que causará el dolor de espalda algún tipo de trauma lesión, algo en lo que pueda pensar que pueda haberle llevado a est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de acuerdo ¿no apareció de repente, en algún momento?</text:p>
          </table:table-cell>
          <table:table-cell office:value-type="string" calcext:value-type="string">
            <text:p>Empeora progresivamente</text:p>
          </table:table-cell>
          <table:table-cell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Y ha tenido algún episodio previo similar a este?</text:p>
          </table:table-cell>
          <table:table-cell office:value-type="string" calcext:value-type="string">
            <text:p>Tengo dolores ocasionales en las manos y en la rodilla derecha</text:p>
          </table:table-cell>
          <table:table-cell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Cuándo empezaron estos dolores?</text:p>
          </table:table-cell>
          <table:table-cell office:value-type="string" calcext:value-type="string">
            <text:p>Hace 6 meses</text:p>
          </table:table-cell>
          <table:table-cell office:value-type="string" calcext:value-type="string">
            <text:p>Hace 4-5 meses empezaron los dolores en la espalda, empeorando progresivament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y en el dolor de espalda que está teniendo se irradia o se mueve alguna otra parte de su cuerp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El dolor de espalda se extiende desde la mitad de la espalda hasta la parte baja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Y ¿has intentado algo que te haya ayudado a aliviar algo del dolor algún medicamento o algo?</text:p>
          </table:table-cell>
          <table:table-cell office:value-type="string" calcext:value-type="string">
            <text:p>He probado Tylenol y Advil</text:p>
          </table:table-cell>
          <table:table-cell office:value-type="string" calcext:value-type="string">
            <text:p>He probado Tylenol y Advil, siendo Advil un poco de ayuda para el dolor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y para su dolor, ¿hay algún tipo de factores que empeoren el dolor como agacharse o estar de pie o tumbarse cualquier cosa que empeore su dolor?</text:p>
          </table:table-cell>
          <table:table-cell office:value-type="string" calcext:value-type="string">
            <text:p>Empeora por la mañana hasta 30-60 minutos después de levantarse</text:p>
          </table:table-cell>
          <table:table-cell office:value-type="string" calcext:value-type="string">
            <text:p>El dolor empeora por la mañana hasta 30-60 minutos después de levantarm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y ¿tu dolor empeora cuando se levanta por la mañana o a medida que avanza el día?</text:p>
          </table:table-cell>
          <table:table-cell office:value-type="string" calcext:value-type="string">
            <text:p>Empeora por la mañana</text:p>
          </table:table-cell>
          <table:table-cell office:value-type="string" calcext:value-type="string">
            <text:p>El dolor empeora por la mañana hasta 30-60 minutos después de levantarm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ien aproximadamente, ¿cuánto tiempo diría que pasa desde que se levanta hasta que desaparecen las rigidez y el dolor?</text:p>
          </table:table-cell>
          <table:table-cell office:value-type="string" calcext:value-type="string">
            <text:p>Hasta 30-60 minutos después de levantarse</text:p>
          </table:table-cell>
          <table:table-cell office:value-type="string" calcext:value-type="string">
            <text:p>El dolor y la rigidez desaparecen aproximadamente 30-60 minutos después de levantarm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de acuerdo ,y no ha tenido ningún traumatismo recientemente, ¿verdad?</text:p>
          </table:table-cell>
          <table:table-cell office:value-type="string" calcext:value-type="string">
            <text:p>No he tenido traumatismos recientes</text:p>
          </table:table-cell>
          <table:table-cell office:value-type="string" calcext:value-type="string">
            <text:p>No ha habido traumatismos recientes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y ¿ninguna fiebre, escalofríos?</text:p>
          </table:table-cell>
          <table:table-cell office:value-type="string" calcext:value-type="string">
            <text:p>No tengo fiebre, escalofríos</text:p>
          </table:table-cell>
          <table:table-cell office:value-type="string" calcext:value-type="string">
            <text:p>No tengo fiebre, escalofríos ni sudores nocturnos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Algún cansancio, malestar?</text:p>
          </table:table-cell>
          <table:table-cell office:value-type="string" calcext:value-type="string">
            <text:p>Tengo fatiga y malestar</text:p>
          </table:table-cell>
          <table:table-cell office:value-type="string" calcext:value-type="string">
            <text:p>Sí, he experimentado fatiga y malestar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Y por cuánto tiempo has tenido esto?</text:p>
          </table:table-cell>
          <table:table-cell office:value-type="string" calcext:value-type="string">
            <text:p>Empeora progresivamente</text:p>
          </table:table-cell>
          <table:table-cell office:value-type="string" calcext:value-type="string">
            <text:p>Desde hace 4-5 meses he tenido fatiga y malestar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ya veo, ¿aparte de eso has notado algún tipo de sarpullido o cambios en la piel o en las uñas?</text:p>
          </table:table-cell>
          <table:table-cell office:value-type="string" calcext:value-type="string">
            <text:p>Tampoco tengo sarpullidos</text:p>
          </table:table-cell>
          <table:table-cell office:value-type="string" calcext:value-type="string">
            <text:p>No tengo sarpullidos, rojeces, hinchazones ni erupciones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Y has tenido alguna dificultad para respirar?</text:p>
          </table:table-cell>
          <table:table-cell office:value-type="string" calcext:value-type="string">
            <text:p>No presento ninguna dificultad para respirar</text:p>
          </table:table-cell>
          <table:table-cell office:value-type="string" calcext:value-type="string">
            <text:p>No tengo dificultad para respirar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pues muchas gracias por venir hasta luego</text:p>
          </table:table-cell>
          <table:table-cell office:value-type="string" calcext:value-type="string">
            <text:p>Hasta luego.</text:p>
          </table:table-cell>
          <table:table-cell office:value-type="string" calcext:value-type="string">
            <text:p>Adiós.</text:p>
          </table:table-cell>
          <table:table-cell table:number-columns-repeated="4"/>
        </table:table-row>
      </table:table>
      <table:table table:name="Prueba10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4" table:default-cell-style-name="Default"/>
        <table:table-row table:style-name="ro5">
          <table:table-cell office:value-type="string" calcext:value-type="string">
            <text:p>Conversación 1 Conjunto Test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</table:table-row>
        <table:table-row table:style-name="ro5">
          <table:table-cell office:value-type="string" calcext:value-type="string">
            <text:p>Buenos días señora, ¿qué te trae por aquí?</text:p>
          </table:table-cell>
          <table:table-cell office:value-type="string" calcext:value-type="string">
            <text:p>Entumecimiento, hormigueo y sensación de quemazón en la mano izquierda</text:p>
          </table:table-cell>
          <table:table-cell office:value-type="string" calcext:value-type="string">
            <text:p>Entumecimiento, hormigueo y sensación de quemazón en la mano izquierda desde hace mese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En tu mano izquierda vale y perdona, ¿cuando has dicho que empezó?</text:p>
          </table:table-cell>
          <table:table-cell office:value-type="string" calcext:value-type="string">
            <text:p>hace cuatro o cinco meses</text:p>
          </table:table-cell>
          <table:table-cell office:value-type="string" calcext:value-type="string">
            <text:p>Hace cuatro o cinco meses, pero se ha agravado en las últimas semana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entiendo entiendo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Los síntomas se presentan en los tres primeros dedos y a veces en el anular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entonces ha empeorado dices que las últimas semanas?</text:p>
          </table:table-cell>
          <table:table-cell office:value-type="string" calcext:value-type="string">
            <text:p>Ha empeorado en las últimas semanas</text:p>
          </table:table-cell>
          <table:table-cell office:value-type="string" calcext:value-type="string">
            <text:p>Sí, los síntomas se han agravado en las últimas semana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y, ¿está siempre ahí es persistente o va y viene?</text:p>
          </table:table-cell>
          <table:table-cell office:value-type="string" calcext:value-type="string">
            <text:p>Van y vienen</text:p>
          </table:table-cell>
          <table:table-cell office:value-type="string" calcext:value-type="string">
            <text:p>Los síntomas van y vienen y a menudo se alivian al no utilizar la mano afectada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y qué lo hace mejor o peor?</text:p>
          </table:table-cell>
          <table:table-cell office:value-type="string" calcext:value-type="string">
            <text:p>a menudo se alivian al no utilizar la mano afectada</text:p>
          </table:table-cell>
          <table:table-cell office:value-type="string" calcext:value-type="string">
            <text:p>Los síntomas se alivian al no utilizar la mano afectada y empeoran al usarla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De acuerdo, ¿has probado con compresas frías cremas tópicas algo así?</text:p>
          </table:table-cell>
          <table:table-cell office:value-type="string" calcext:value-type="string">
            <text:p>He probado Advil y Tylenol</text:p>
          </table:table-cell>
          <table:table-cell office:value-type="string" calcext:value-type="string">
            <text:p>He probado Advil y Tylenol, pero no me han ayudad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No vale, ¿y si tuvieras que escribir la calidad de cómo se siente es doloroso y sensible o es solo entumecido y hormigueo, algo así como cuando se duerme el pie?</text:p>
          </table:table-cell>
          <table:table-cell office:value-type="string" calcext:value-type="string">
            <text:p>A veces va acompañado de ardor y en ocasiones es intenso</text:p>
          </table:table-cell>
          <table:table-cell office:value-type="string" calcext:value-type="string">
            <text:p>El dolor a veces es intenso (6/10) y va acompañado de ardor en ocasione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entonces del 1 al 10 siendo dice el peor dolor como de malo es este dolor?</text:p>
          </table:table-cell>
          <table:table-cell table:style-name="ce20" office:value-type="string" calcext:value-type="string">
            <text:p>6 de 10</text:p>
          </table:table-cell>
          <table:table-cell office:value-type="string" calcext:value-type="string">
            <text:p>El dolor es de intensidad 6/10, a veces acompañado de ardor en ocasione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has experimentado esto antes o es la primera vez que lo experimentas?</text:p>
          </table:table-cell>
          <table:table-cell office:value-type="string" calcext:value-type="string">
            <text:p>Nunca había sentido un dolor parecido antes</text:p>
          </table:table-cell>
          <table:table-cell office:value-type="string" calcext:value-type="string">
            <text:p>Nunca había sentido un dolor parecido antes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Ya veo, de acuerdo, ¿sientes que los síntomas han empeorado las últimas semanas o siguen igual?</text:p>
          </table:table-cell>
          <table:table-cell office:value-type="string" calcext:value-type="string">
            <text:p>En las últimas semanas no han empeorado los síntomas</text:p>
          </table:table-cell>
          <table:table-cell office:value-type="string" calcext:value-type="string">
            <text:p>Los síntomas han empeorado en las últimas semanas, antes podía aliviarlos sacudiendo la man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¿Y tienes algún entumecimiento u hormigueo en alguna otra parte del cuerpo?</text:p>
          </table:table-cell>
          <table:table-cell office:value-type="string" calcext:value-type="string">
            <text:p>Se presentan sobre todo en los tres primeros dedos (del pulgar al corazón), con cierta afectación del dedo anular</text:p>
          </table:table-cell>
          <table:table-cell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, ¿los tres primeros dedos son el pulgar el índice y el dedo corazón o del meñique al dedo corazón?</text:p>
          </table:table-cell>
          <table:table-cell office:value-type="string" calcext:value-type="string">
            <text:p>Del pulgar al corazón</text:p>
          </table:table-cell>
          <table:table-cell office:value-type="string" calcext:value-type="string">
            <text:p>Del pulgar al dedo corazón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Y el dedo anular, vale.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Sí, también hay cierta afectación en el dedo anular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ien entonces, ¿hay una debilidad en los brazos o sientes que todavía puedes usar sus brazos correctamente?</text:p>
          </table:table-cell>
          <table:table-cell office:value-type="string" calcext:value-type="string">
            <text:p>Ha habido dificultades con los movimientos motores finos, como abrir tarros</text:p>
          </table:table-cell>
          <table:table-cell office:value-type="string" calcext:value-type="string">
            <text:p>No está en mi historial médico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e de acuerdo, pues muchas gracias, lo tendremos en cuenta. Hasta luego.</text:p>
          </table:table-cell>
          <table:table-cell table:number-columns-repeated="2" office:value-type="string" calcext:value-type="string">
            <text:p>Adiós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7:23:02.322928266</meta:creation-date>
    <dc:date>2024-06-16T19:14:32.969384699</dc:date>
    <meta:editing-duration>P3DT11H30M16S</meta:editing-duration>
    <meta:editing-cycles>7</meta:editing-cycles>
    <meta:generator>LibreOffice/7.3.7.2$Linux_X86_64 LibreOffice_project/30$Build-2</meta:generator>
    <meta:document-statistic meta:table-count="11" meta:cell-count="768" meta:object-count="0"/>
  </office:meta>
</office:document-meta>
</file>